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5-08-0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5-07-21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5-05-0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5-04-1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5-01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4-10-1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4-07-30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4-07-1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4-07-0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4-04-2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4-01-12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3-11-0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3-08-02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3-04-1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3-01-1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2-10-17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2-07-2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2-04-1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2-03-0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2-01-1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1-09-0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1-06-16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1-03-1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0-12-10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0-11-0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0-08-10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0-04-1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0-01-1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9-10-1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9-07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9-04-10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9-01-10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8-10-10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8-07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8-07-1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8-04-1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8-01-1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7-10-10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7-07-1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7-04-1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7-01-1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6-10-1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6-07-12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6-04-1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6-01-1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5-10-1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5-07-13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5-04-1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5-01-14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4-10-13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4-07-1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4-04-14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4-01-16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3-10-1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3-07-15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3-04-1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3-01-1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2-10-12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2-07-1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2-04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2-01-13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1-10-10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1-07-1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1-04-1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1-01-12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0-10-1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0-07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0-04-1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0-01-12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9-07-1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9-04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9-01-1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8-10-2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8-07-16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8-04-16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8-01-1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7-10-1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7-07-18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7-04-17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7-01-17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6-10-1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6-07-1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6-04-1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6-01-12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5-10-12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5-07-14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5-04-1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5-01-1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4-11-1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4-10-14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4-09-13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4-08-1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4-07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4-06-1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4-05-1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4-04-06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4-03-1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4-02-17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4-01-13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12-11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11-1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10-1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09-15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08-13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07-1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06-1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05-2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04-14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03-1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02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01-1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12-1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11-1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10-1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09-1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08-14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07-18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06-18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05-17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04-16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03-14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02-20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01-16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12-19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11-15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10-18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09-12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08-15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07-18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06-28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05-1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04-25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03-27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02-2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01-1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12-19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11-15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10-1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09-21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08-1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07-1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06-2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05-16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04-1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03-15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02-2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01-1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01-06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9-12-0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9-11-09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9-09-29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9-09-14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9-08-0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9-07-01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9-06-15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9-04-2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9-03-11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9-02-0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9-01-13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8-12-09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8-11-10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8-10-20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8-09-11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8-08-11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8-07-13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8-06-05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3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3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9-12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9-11-1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9-10-0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9-08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9-08-14 0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9-06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9-05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9-03-2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9-03-0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12-0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10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09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07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06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06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05-0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03-3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02-1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01-0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7-12-0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7-10-1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7-09-23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7-08-0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7-06-16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7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7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7-0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6-2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6-0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5-2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5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4-0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4-03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2-2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2-2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2-0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1-24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1-2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12-3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11-1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10-1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10-03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08-2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08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08-0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07-0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06-2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06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5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42" meta:object-count="0"/>
    <meta:user-defined meta:name="AppVersion">3.0</meta:user-defined>
  </office:meta>
</office:document-meta>
</file>